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-serif" svg:font-family="sans-serif"/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1" svg:font-family="'Noto Sans CJK SC'" style:font-pitch="variable"/>
    <style:font-face style:name="Patrick Hand" svg:font-family="'Patrick Han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atrick Hand" fo:font-size="16pt" officeooo:rsid="000eb7e0" officeooo:paragraph-rsid="000eb7e0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Patrick Hand" fo:font-size="16pt" officeooo:rsid="002338e6" officeooo:paragraph-rsid="002338e6" style:font-size-asian="16pt" style:font-size-complex="16pt"/>
    </style:style>
    <style:style style:name="P3" style:family="paragraph" style:parent-style-name="Standard">
      <style:text-properties style:font-name="Patrick Hand" fo:font-size="16pt" officeooo:paragraph-rsid="000eb7e0"/>
    </style:style>
    <style:style style:name="P4" style:family="paragraph" style:parent-style-name="Standard">
      <style:paragraph-properties fo:text-align="center" style:justify-single-word="false"/>
      <style:text-properties style:font-name="Patrick Hand" fo:font-size="16pt" officeooo:paragraph-rsid="000eb7e0"/>
    </style:style>
    <style:style style:name="P5" style:family="paragraph" style:parent-style-name="Standard">
      <style:paragraph-properties fo:text-align="justify" style:justify-single-word="false"/>
      <style:text-properties style:font-name="Patrick Hand" fo:font-size="16pt" officeooo:rsid="00114326" officeooo:paragraph-rsid="00114326"/>
    </style:style>
    <style:style style:name="P6" style:family="paragraph" style:parent-style-name="Standard">
      <style:paragraph-properties fo:text-align="justify" style:justify-single-word="false"/>
      <style:text-properties style:font-name="Patrick Hand" fo:font-size="16pt" officeooo:rsid="0012d7cf" officeooo:paragraph-rsid="0012d7cf"/>
    </style:style>
    <style:style style:name="P7" style:family="paragraph" style:parent-style-name="Standard">
      <style:paragraph-properties fo:text-align="justify" style:justify-single-word="false"/>
      <style:text-properties style:font-name="Patrick Hand" fo:font-size="16pt" officeooo:paragraph-rsid="000eb7e0"/>
    </style:style>
    <style:style style:name="P8" style:family="paragraph" style:parent-style-name="Standard">
      <style:paragraph-properties fo:text-align="justify" style:justify-single-word="false"/>
      <style:text-properties style:font-name="Patrick Hand" fo:font-size="16pt" officeooo:paragraph-rsid="000fa976"/>
    </style:style>
    <style:style style:name="P9" style:family="paragraph" style:parent-style-name="Standard">
      <style:paragraph-properties fo:text-align="justify" style:justify-single-word="false"/>
      <style:text-properties style:font-name="Patrick Hand" fo:font-size="16pt" officeooo:rsid="001c4072" officeooo:paragraph-rsid="001c4072"/>
    </style:style>
    <style:style style:name="P10" style:family="paragraph" style:parent-style-name="Standard">
      <style:paragraph-properties fo:text-align="justify" style:justify-single-word="false"/>
      <style:text-properties style:font-name="Patrick Hand" fo:font-size="16pt" fo:font-weight="bold" officeooo:rsid="002aa5e5" officeooo:paragraph-rsid="002aa5e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Patrick Hand" fo:font-size="16pt" fo:font-weight="bold" officeooo:rsid="002f01f1" officeooo:paragraph-rsid="002f01f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Patrick Hand" fo:font-size="16pt" fo:font-style="normal" fo:font-weight="bold" officeooo:rsid="000eb7e0" officeooo:paragraph-rsid="000eb7e0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Patrick Hand" fo:font-size="16pt" fo:font-style="normal" fo:font-weight="bold" officeooo:rsid="002f01f1" officeooo:paragraph-rsid="002f01f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Patrick Hand" fo:font-size="16pt" officeooo:rsid="0020fe77" officeooo:paragraph-rsid="0020fe77"/>
    </style:style>
    <style:style style:name="T1" style:family="text">
      <style:text-properties style:font-size-asian="16pt" style:font-size-complex="16pt"/>
    </style:style>
    <style:style style:name="T2" style:family="text">
      <style:text-properties officeooo:rsid="000eb7e0" style:font-size-asian="16pt" style:font-size-complex="16pt"/>
    </style:style>
    <style:style style:name="T3" style:family="text">
      <style:text-properties officeooo:rsid="000fa976" style:font-size-asian="16pt" style:font-size-complex="16pt"/>
    </style:style>
    <style:style style:name="T4" style:family="text">
      <style:text-properties officeooo:rsid="0012d7cf" style:font-size-asian="16pt" style:font-size-complex="16pt"/>
    </style:style>
    <style:style style:name="T5" style:family="text">
      <style:text-properties officeooo:rsid="00139c8e" style:font-size-asian="16pt" style:font-size-complex="16pt"/>
    </style:style>
    <style:style style:name="T6" style:family="text">
      <style:text-properties officeooo:rsid="001b09e7" style:font-size-asian="16pt" style:font-size-complex="16pt"/>
    </style:style>
    <style:style style:name="T7" style:family="text">
      <style:text-properties officeooo:rsid="001c4072" style:font-size-asian="16pt" style:font-size-complex="16pt"/>
    </style:style>
    <style:style style:name="T8" style:family="text">
      <style:text-properties officeooo:rsid="001d2494" style:font-size-asian="16pt" style:font-size-complex="16pt"/>
    </style:style>
    <style:style style:name="T9" style:family="text">
      <style:text-properties officeooo:rsid="0020fe77" style:font-size-asian="16pt" style:font-size-complex="16pt"/>
    </style:style>
    <style:style style:name="T10" style:family="text">
      <style:text-properties officeooo:rsid="00243fc9" style:font-size-asian="16pt" style:font-size-complex="16pt"/>
    </style:style>
    <style:style style:name="T11" style:family="text">
      <style:text-properties fo:font-weight="bold" style:font-size-asian="16pt" style:font-weight-asian="bold" style:font-size-complex="16pt" style:font-weight-complex="bold"/>
    </style:style>
    <style:style style:name="T12" style:family="text">
      <style:text-properties fo:font-weight="bold" officeooo:rsid="001b09e7" style:font-size-asian="16pt" style:font-weight-asian="bold" style:font-size-complex="16pt" style:font-weight-complex="bold"/>
    </style:style>
    <style:style style:name="T13" style:family="text">
      <style:text-properties fo:font-weight="bold" officeooo:rsid="000eb7e0" style:font-size-asian="16pt" style:font-weight-asian="bold" style:font-size-complex="16pt" style:font-weight-complex="bold"/>
    </style:style>
    <style:style style:name="T14" style:family="text">
      <style:text-properties fo:font-weight="bold" officeooo:rsid="000fa976" style:font-size-asian="16pt" style:font-weight-asian="bold" style:font-size-complex="16pt" style:font-weight-complex="bold"/>
    </style:style>
    <style:style style:name="T15" style:family="text">
      <style:text-properties fo:font-weight="bold" officeooo:rsid="00139c8e" style:font-size-asian="16pt" style:font-weight-asian="bold" style:font-size-complex="16pt" style:font-weight-complex="bold"/>
    </style:style>
    <style:style style:name="T16" style:family="text">
      <style:text-properties fo:font-weight="bold" officeooo:rsid="001d2494" style:font-size-asian="16pt" style:font-weight-asian="bold" style:font-size-complex="16pt" style:font-weight-complex="bold"/>
    </style:style>
    <style:style style:name="T17" style:family="text">
      <style:text-properties fo:font-weight="bold" officeooo:rsid="001c4072" style:font-size-asian="16pt" style:font-weight-asian="bold" style:font-size-complex="16pt" style:font-weight-complex="bold"/>
    </style:style>
    <style:style style:name="T18" style:family="text">
      <style:text-properties fo:font-weight="bold" officeooo:rsid="0020fe77" style:font-size-asian="16pt" style:font-weight-asian="bold" style:font-size-complex="16pt" style:font-weight-complex="bold"/>
    </style:style>
    <style:style style:name="T19" style:family="text">
      <style:text-properties fo:font-style="italic" style:font-size-asian="16pt" style:font-style-asian="italic" style:font-size-complex="16pt" style:font-style-complex="italic"/>
    </style:style>
    <style:style style:name="T20" style:family="text">
      <style:text-properties fo:font-style="italic" officeooo:rsid="0020fe77" style:font-size-asian="16pt" style:font-style-asian="italic" style:font-size-complex="16pt" style:font-style-complex="italic"/>
    </style:style>
    <style:style style:name="T21" style:family="text">
      <style:text-properties fo:font-style="italic" officeooo:rsid="002338e6" style:font-size-asian="16pt" style:font-style-asian="italic" style:font-size-complex="16pt" style:font-style-complex="italic"/>
    </style:style>
    <style:style style:name="T22" style:family="text">
      <style:text-properties fo:font-style="italic" officeooo:rsid="002f4052" style:font-size-asian="16pt" style:font-style-asian="italic" style:font-size-complex="16pt" style:font-style-complex="italic"/>
    </style:style>
    <style:style style:name="T23" style:family="text">
      <style:text-properties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fo:font-style="italic" fo:font-weight="normal" officeooo:rsid="002f4052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font-style="normal" style:font-size-asian="16pt" style:font-style-asian="normal" style:font-size-complex="16pt" style:font-style-complex="normal"/>
    </style:style>
    <style:style style:name="T26" style:family="text">
      <style:text-properties fo:font-style="normal" officeooo:rsid="0020fe77" style:font-size-asian="16pt" style:font-style-asian="normal" style:font-size-complex="16pt" style:font-style-complex="normal"/>
    </style:style>
    <style:style style:name="T27" style:family="text">
      <style:text-properties fo:font-style="normal" officeooo:rsid="00216b3e" style:font-size-asian="16pt" style:font-style-asian="normal" style:font-size-complex="16pt" style:font-style-complex="normal"/>
    </style:style>
    <style:style style:name="T28" style:family="text">
      <style:text-properties fo:font-style="normal" officeooo:rsid="00243fc9" style:font-size-asian="16pt" style:font-style-asian="normal" style:font-size-complex="16pt" style:font-style-complex="normal"/>
    </style:style>
    <style:style style:name="T29" style:family="text">
      <style:text-properties fo:font-style="normal" officeooo:rsid="002cd6af" style:font-size-asian="16pt" style:font-style-asian="normal" style:font-size-complex="16pt" style:font-style-complex="normal"/>
    </style:style>
    <style:style style:name="T30" style:family="text">
      <style:text-properties fo:font-style="normal" officeooo:rsid="002f01f1" style:font-size-asian="16pt" style:font-style-asian="normal" style:font-size-complex="16pt" style:font-style-complex="normal"/>
    </style:style>
    <style:style style:name="T31" style:family="text">
      <style:text-properties fo:font-style="normal" officeooo:rsid="00327a99" style:font-size-asian="16pt" style:font-style-asian="normal" style:font-size-complex="16pt" style:font-style-complex="normal"/>
    </style:style>
    <style:style style:name="T32" style:family="text">
      <style:text-properties fo:font-style="normal" fo:font-weight="bold" officeooo:rsid="00216b3e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style="normal" fo:font-weight="bold" officeooo:rsid="002aa5e5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style="normal" fo:font-weight="bold" officeooo:rsid="00327a99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font-style="normal" fo:font-weight="normal" officeooo:rsid="00216b3e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style="normal" fo:font-weight="normal" officeooo:rsid="002aa5e5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font-style="normal" fo:font-weight="normal" officeooo:rsid="002cd6af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style="normal" fo:font-weight="normal" officeooo:rsid="002f01f1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fo:font-weight="normal" style:font-size-asian="16pt" style:font-weight-asian="normal" style:font-size-complex="16pt" style:font-weight-complex="normal"/>
    </style:style>
    <style:style style:name="T41" style:family="text">
      <style:text-properties fo:font-weight="normal" officeooo:rsid="002fefa7" style:font-size-asian="16pt" style:font-weight-asian="normal" style:font-size-complex="16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Kampania Sobotnia WFRP 4e</text:p>
      <text:p text:style-name="P1"/>
      <text:p text:style-name="P2">0. PROLOG</text:p>
      <text:p text:style-name="P7"><text:span text:style-name="T2"><text:tab/>Jesteście grupą najemników, która znalazła ogłoszenie w karczmie w </text:span><text:span text:style-name="T13">Pfeildorfie</text:span><text:span text:style-name="T2">. Celem zlecenia jest odnalezienie zaginionego syna małżeństwa </text:span><text:span text:style-name="T6">(</text:span><text:span text:style-name="T12">Emila i Anny Hoss</text:span><text:span text:style-name="T6">)</text:span><text:span text:style-name="T2"> w wiosce </text:span><text:span text:style-name="T13">Münz</text:span><text:span text:style-name="T2">.</text:span></text:p>
      <text:p text:style-name="P3"><text:span text:style-name="T2"/></text:p>
      <text:p text:style-name="P4"><text:span text:style-name="T2">---Grupa posiada skład zależnie od ilości osób grających jak i wybranych postaci---</text:span></text:p>
      <text:p text:style-name="P3"><text:span text:style-name="T2"/></text:p>
      <text:p text:style-name="P7"><text:span text:style-name="T10">0.</text:span><text:span text:style-name="T3">1. NOWI ZNAJOMI</text:span></text:p>
      <text:p text:style-name="P8"><text:span text:style-name="T3"><text:tab/>Grupa najemników wyjeżdża powozem z </text:span><text:span text:style-name="T14">Pfeildorfu </text:span><text:span text:style-name="T3">do wsi </text:span><text:span text:style-name="T13">Münz</text:span><text:span text:style-name="T2">. </text:span><text:span text:style-name="T3">Gracze przedstawiają swoje postacie. Cały rozdział został przeznaczony na zapoznanie się ze swoimi postaciami jak i innych graczy. </text:span></text:p>
      <text:p text:style-name="P8"><text:span text:style-name="T3"/></text:p>
      <text:p text:style-name="P5"><text:span text:style-name="T10">1</text:span><text:span text:style-name="T3">. </text:span><text:span text:style-name="T1">ZAJAZD</text:span></text:p>
      <text:p text:style-name="P5"><text:span text:style-name="T1"><text:tab/>Opuszczacie powóz i wysiadacie przy zajdeździe w małe</text:span><text:span text:style-name="T4">j</text:span><text:span text:style-name="T1"> wsi. </text:span><text:span text:style-name="T4">Ulice są wyjątkowo puste. Brak przechodniów wydaje się wręcz przerażający co zauważa drużyna. Woźnica odjeżdża powozem. Wioska posiada kilka małych domostw w czym 2 są zawalone, karczmę, kościół sigmaritów oraz dom wójta.</text:span></text:p>
      <text:p text:style-name="P6"><text:span text:style-name="T10">1</text:span><text:span text:style-name="T1">.1. KARCZMA</text:span></text:p>
      <text:p text:style-name="P6"><text:span text:style-name="T1"><text:tab/>W karczmie przesiaduje kilku wieśniaków oraz strażników dróg. Przy szynkwasie stoi karczmarz, a po pomieszczeniu przemieszcza się kelnerka. </text:span><text:span text:style-name="T5">Sama karczma jest w niezbyt dobrej kondycji, co można zaobserwować po poniszczonych meblach czy dziurawym dachu budynku. </text:span><text:span text:style-name="T11">&lt;Rzut na percepcję +20 – drużyna zauważa, że strażnicy </text:span><text:span text:style-name="T15">dróg</text:span><text:span text:style-name="T11"> nie zwracają na nich uwagi, ale wieśniacy patrzą na nich spode łba «krytyczny – zwłaszcza jeden w rogu pomieszczeni</text:span><text:span text:style-name="T15">a</text:span><text:span text:style-name="T11">»&gt;</text:span><text:span text:style-name="T1">. </text:span><text:span text:style-name="T6">Karczmarz na szczęście jest z tych „rozgadanych” co z chęcią opowie o wszystkim co się dzieje w okolicy, ale stara wykręcać się z odpowiadania na pytania związane z wioską</text:span><text:span text:style-name="T8">, a </text:span><text:span text:style-name="T16">na pytanie o rodzinę Hoss odpowiada, że nie zna ich i nie wie gdzie mieszkają</text:span><text:span text:style-name="T12">. &lt;Rzut na charm/gossip/intimidate +20 – karczmarz mówi, żeby przejść w bardziej „ustronne” miejsce i wychodzi na zaplecze&gt;</text:span><text:span text:style-name="T6">. Na zapleczu karczmarz mówi im, że tutejszy wójt nie lubi przyjezdnych, a </text:span><text:soft-page-break/><text:span text:style-name="T6">jedynych jakich toleruje to strażników dróg, którzy jedynie spędzają tutaj noc i wyruszają dalej. Jest on bardzo niebezpiecznym człowiekiem, a stanowisko wójta otrzymał poprzez znajomości w mieście </text:span><text:span text:style-name="T12">Nuln</text:span><text:span text:style-name="T6">. </text:span><text:span text:style-name="T7">Po czym prosi aby najemnicy już nie pytali go więcej o wieś i wrócili do głównego pomieszczenia, a sam idzie za szynkwas. Wieśniacy jak i strażnicy nie chcą z bohaterami </text:span><text:span text:style-name="T8">rozmawiać</text:span><text:span text:style-name="T7">.</text:span></text:p>
      <text:p text:style-name="P6"><text:span text:style-name="T7"><text:tab/>Podczas, gdy najemnicy opuszczają karczmę jeden z wieśniaków sidzących w rogu pomieszczenia mówi „Won z naszej wsi!” i spluwa w ich kierunku i wraca do swojego napitku. </text:span><text:span text:style-name="T17">&lt;Jeżeli gracz będzie chciał wdać się w bójkę, 3 strażników dróg oraz 3 wieśniaków wstanie z miejsc&gt;</text:span></text:p>
      <text:p text:style-name="P6"><text:span text:style-name="T7"/></text:p>
      <text:p text:style-name="P9"><text:span text:style-name="T1">STATYSTYKI DLA STRAŻNIKÓW DRÓG ORAZ WIEŚNIAKÓW</text:span></text:p>
      <text:p text:style-name="P9"><text:span text:style-name="T1"/></text:p>
      <text:p text:style-name="P9"><text:span text:style-name="T1"><text:tab/>Gracze opuszczają karczmę i stoją na środku skrzyżowania.</text:span></text:p>
      <text:p text:style-name="P9"><text:span text:style-name="T1"/></text:p>
      <text:p text:style-name="P9"><text:span text:style-name="T10">1</text:span><text:span text:style-name="T1">.2. DOM WÓJTA</text:span></text:p>
      <text:p text:style-name="P9"><text:span text:style-name="T1"><text:tab/>Kierując się w kierunku domu wójta mijają wcześnej zauważone zawalone domy w samym środku wsi. </text:span><text:span text:style-name="T11">&lt;Rzut percepcja +0 – wydarzyło się to niedawno&gt;</text:span><text:span text:style-name="T1">. Domy posiadają dachy zawalone do środka, a jeden z nich ma zawaloną ścianę boczną. Dom wójta posiada parter i piętro. Po wejściu do środka w salonie widać starszego mężczyznę w dogatym stroju popijającego prawdopodobnie alkochol </text:span><text:span text:style-name="T11">&lt;Bretończyk rzuca na precepcję + 20 – widzi butelkę bretońskiego wina, rzadko spotykanego w Imperium, a co za tym idzie, drogiego&gt;</text:span><text:span text:style-name="T1">. </text:span><text:span text:style-name="T8">W zależności jak weszli do domu tak ich przyjmie właściciel. </text:span><text:span text:style-name="T9">Na wszystkie pytania będzie odpowiadał wymijająco, albo w ogóle posiadając przy tym szyderczy uśmiech oraz popijając co chwilę alkochol. </text:span><text:span text:style-name="T18">&lt;Jeżeli gracze będą zachowywać się podejrzanie albo tak, że nie spodobają się wójtowi, zawoła on 2 zbrojnych i wyprosi gości ze swojego domu&gt;</text:span><text:span text:style-name="T9">.</text:span></text:p>
      <text:p text:style-name="P9"><text:span text:style-name="T9"><text:tab/></text:span><text:span text:style-name="T18">NOTATKA GM:</text:span><text:span text:style-name="T9"> </text:span><text:span text:style-name="T20">Jeżeli gracze wspo</text:span><text:span text:style-name="T22">m</text:span><text:span text:style-name="T20">ną</text:span><text:span text:style-name="T21"> wójtowi</text:span><text:span text:style-name="T20"> o rodzinie Hoss, ten na chwilę ucichnie patrząc się wrogo na bohaterów, po czym znów wróci do uśmiechu. W momencie gdy gracze opuszczą dom wójta mogą podsłuchać co się dzieje w domu, po czym usłyszą, że chce on schwytać rodzinę Hoss.</text:span></text:p>
      <text:p text:style-name="P9"><text:span text:style-name="T20"><text:tab/></text:span><text:span text:style-name="T26">Gracze opuszczają dom wójta i stoją na środku skrzyżowania.</text:span></text:p>
      <text:p text:style-name="P9"><text:soft-page-break/><text:span text:style-name="T26"/></text:p>
      <text:p text:style-name="P14"><text:span text:style-name="T28">2</text:span><text:span text:style-name="T25">. PAN HOSS</text:span></text:p>
      <text:p text:style-name="P14"><text:span text:style-name="T25"><text:tab/></text:span><text:span text:style-name="T27">Najemnicy wracają pod karczmę, a z niej wychodzi mężczyzna, który od razu pyta się ich czy są najemnikami, następnie przedstawia się jako </text:span><text:span text:style-name="T32">Emil Hoss</text:span><text:span text:style-name="T36">. Prosi graczy, aby poszli z nim do jego domu aby omówić szczegóły. Po dobrej godzinie pieszo docierają na miejsce. Dosyć duży dom ze stodołą oraz porządnym ogródkiem, a w nim pracująca piękna kobieta.</text:span><text:span text:style-name="T32"> </text:span><text:span text:style-name="T36">Mężczyzna zaprasza gości do domu goszcząc ich i proponując strawę, po czym opowiada o zaginięciu </text:span><text:span text:style-name="T37">ich</text:span><text:span text:style-name="T36"> syna </text:span><text:span text:style-name="T33">(syn miał na imię Adam)</text:span><text:span text:style-name="T36">. Znikną on 5 dni temu, a ostatnio widziano go koło zawalonego domu w środku wsi. Co dziwne, podobne zniknięcia miały miejsce 3 razy z miesięcznym odstępem i to w tym samym miejscu. </text:span><text:span text:style-name="T32">&lt;Możliwość zapytania o nagrodę = rzut na </text:span><text:span text:style-name="T34">perception</text:span><text:span text:style-name="T32"> +20 – widać, że są ubogimi ludźmi żyjącymi na wsi, możliwość targowania się haggle +0&gt;</text:span><text:span text:style-name="T36">. Nagroda to </text:span><text:span text:style-name="T32">&lt;ilość graczy&gt;</text:span><text:span text:style-name="T36"> GP (dla ukazania znaczenia tych pieniędzy, śr zarobek chłopa wynosi 9-15 GP rocznie). </text:span><text:span text:style-name="T37">Proponuje wam, abyście zostali u niego na noc. </text:span></text:p>
      <text:p text:style-name="P10"><text:span text:style-name="T25">UWAGA: </text:span><text:span text:style-name="T23">Jeżeli gracze powiedzą mu o tym, że byli u wójta i wspomnieli o jego ogłoszeniu, zacznie się pakować i przekaże informację, że będzie czekać na rozwiązanie zagadki w </text:span><text:span text:style-name="T19">Wissenburgu</text:span><text:span text:style-name="T23">. </text:span></text:p>
      <text:p text:style-name="P10"><text:span text:style-name="T35"/></text:p>
      <text:p text:style-name="P10"><text:span text:style-name="T35">3. ZNIKNIĘCIE</text:span></text:p>
      <text:p text:style-name="P10"><text:span text:style-name="T35">Następnego dnia </text:span><text:span text:style-name="T39">rodziny Hoss nie ma w domu, a</text:span><text:span text:style-name="T35"> gracze </text:span><text:span text:style-name="T39">wyruszają do wsi</text:span><text:span text:style-name="T35"> przeszuk</text:span><text:span text:style-name="T39">ać</text:span><text:span text:style-name="T35"> ruiny domu, przy którym ostatni raz widziano zaginionego chłopaka. </text:span><text:span text:style-name="T38">Dom jest pusty, nieliczne meble, które pozostały są w opłakanym stanie albo całkowicie zniszczone. Kuchnia </text:span><text:span text:style-name="T29">&lt;rzut na </text:span><text:span text:style-name="T31">perception</text:span><text:span text:style-name="T29">/trapping +20 – wejście do piwnicy «krytyczny – świerze ślady przy wejściu </text:span><text:span text:style-name="T30">do piwnicy</text:span><text:span text:style-name="T29">»&gt;</text:span><text:span text:style-name="T38">. </text:span><text:span text:style-name="T39">Wnętrze piwnicy jest ciemne. Możliwość rozjeśnienia magią, świecą, lampą albo pochodnią. Pomieszczenie okazuje się dosyć duże pełne beczek i skrzynek, ale w większości pustych, a głębiej są drzwi. Gdy drużyna zbliża się do drzwi klapa piwnicy zamyka się z hukiem, a po chwili słychać jakby coś się waliło. Następnie postacie czują ciepło i zauważają światło w szczelinach desek i klapie piwnicy. Klapa jest zablokowana, a drzwi zamknięte. Wyważenie drzwi otwiera pomieszczenie pełne krwi.</text:span></text:p>
      <text:p text:style-name="P11"><text:soft-page-break/><text:span text:style-name="T25">UWAGA: </text:span><text:span text:style-name="T23">Jeżeli gracze nie przekazali informacji rodzinie Hoss, </text:span><text:span text:style-name="T24">że wspomnieli o nich u wójta</text:span><text:span text:style-name="T23">, </text:span><text:span text:style-name="T24">to</text:span><text:span text:style-name="T23"> w pomieszczeniu </text:span><text:span text:style-name="T24">będą znajdować się</text:span><text:span text:style-name="T23"> trupy Emila i Anny. W innym przypadku </text:span><text:span text:style-name="T24">będą</text:span><text:span text:style-name="T23"> tylko ślady krwi i pełno </text:span><text:span text:style-name="T24">zakrwawionych</text:span><text:span text:style-name="T23"> ubrań.</text:span></text:p>
      <text:p text:style-name="P13"><text:span text:style-name="T40"/></text:p>
      <text:p text:style-name="P13"><text:span text:style-name="T40"><text:tab/>W pomieszczeniu jest jeszcze wąski tunel, </text:span><text:span text:style-name="T41">którego koniec skrywa ciemność…</text:span></text:p>
      <text:p text:style-name="P13"><text:span text:style-name="T41"/></text:p>
      <text:p text:style-name="P13"><text:span text:style-name="T4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ans-serif" svg:font-family="sans-serif"/>
    <style:font-face style:name="F" svg:font-family="" style:font-family-generic="roman"/>
    <style:font-face style:name="FreeSans1" svg:font-family="FreeSans" style:font-family-generic="swiss"/>
    <style:font-face style:name="FreeSans" svg:font-family="FreeSans" style:font-pitch="variable"/>
    <style:font-face style:name="Noto Sans CJK SC1" svg:font-family="'Noto Sans CJK SC'" style:font-pitch="variable"/>
    <style:font-face style:name="Patrick Hand" svg:font-family="'Patrick Han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pl" fo:country="PL" style:letter-kerning="true" style:font-name-asian="Noto Sans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pl" fo:country="PL" style:letter-kerning="true" style:font-name-asian="Noto Sans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5T18:28:19.983526732</meta:creation-date>
    <dc:date>2021-08-05T23:27:46.096475769</dc:date>
    <meta:editing-duration>PT1H9M39S</meta:editing-duration>
    <meta:editing-cycles>13</meta:editing-cycles>
    <meta:generator>LibreOffice/7.1.5.2$Linux_X86_64 LibreOffice_project/10$Build-2</meta:generator>
    <meta:document-statistic meta:table-count="0" meta:image-count="0" meta:object-count="0" meta:page-count="4" meta:paragraph-count="24" meta:word-count="921" meta:character-count="5963" meta:non-whitespace-character-count="5045"/>
  </office:meta>
</office:document-meta>
</file>